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4.277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GlofSwing-pixel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 office:value-type="string" calcext:value-type="string">
            <text:p>FPS (Video)</text:p>
          </table:table-cell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17:25:37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man is practising his golf swing on the green front lawn of a brick house, pixel art style</text:p>
          </table:table-cell>
          <table:table-cell office:value-type="float" office:value="0.3068" calcext:value-type="float">
            <text:p>0.3068</text:p>
          </table:table-cell>
          <table:table-cell office:value-type="float" office:value="18.3275" calcext:value-type="float">
            <text:p>18.3275</text:p>
          </table:table-cell>
          <table:table-cell office:value-type="float" office:value="0.9584" calcext:value-type="float">
            <text:p>0.9584</text:p>
          </table:table-cell>
          <table:table-cell office:value-type="float" office:value="0.6881" calcext:value-type="float">
            <text:p>0.688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25:51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man is practising his golf swing on the green front lawn of a brick house, pixel art style</text:p>
          </table:table-cell>
          <table:table-cell office:value-type="float" office:value="0.31" calcext:value-type="float">
            <text:p>0.31</text:p>
          </table:table-cell>
          <table:table-cell table:style-name="ce2" office:value-type="float" office:value="18.8936" calcext:value-type="float">
            <text:p>18.8936</text:p>
          </table:table-cell>
          <table:table-cell office:value-type="float" office:value="0.9673" calcext:value-type="float">
            <text:p>0.9673</text:p>
          </table:table-cell>
          <table:table-cell office:value-type="float" office:value="0.6866" calcext:value-type="float">
            <text:p>0.686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25:59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man is practising his golf swing on the green front lawn of a brick house, pixel art style</text:p>
          </table:table-cell>
          <table:table-cell office:value-type="float" office:value="0.3155" calcext:value-type="float">
            <text:p>0.3155</text:p>
          </table:table-cell>
          <table:table-cell office:value-type="float" office:value="18.4818" calcext:value-type="float">
            <text:p>18.4818</text:p>
          </table:table-cell>
          <table:table-cell office:value-type="float" office:value="0.9707" calcext:value-type="float">
            <text:p>0.9707</text:p>
          </table:table-cell>
          <table:table-cell office:value-type="float" office:value="0.6809" calcext:value-type="float">
            <text:p>0.680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26:21</text:p>
          </table:table-cell>
          <table:table-cell table:style-name="ce2" office:value-type="string" calcext:value-type="string">
            <text:p>animation-0003.mp4</text:p>
          </table:table-cell>
          <table:table-cell office:value-type="string" calcext:value-type="string">
            <text:p>A man is practising his golf swing on the green front lawn of a brick house, pixel art style</text:p>
          </table:table-cell>
          <table:table-cell table:style-name="ce2" office:value-type="float" office:value="0.3284" calcext:value-type="float">
            <text:p>0.3284</text:p>
          </table:table-cell>
          <table:table-cell office:value-type="float" office:value="18.8801" calcext:value-type="float">
            <text:p>18.8801</text:p>
          </table:table-cell>
          <table:table-cell office:value-type="float" office:value="0.9616" calcext:value-type="float">
            <text:p>0.9616</text:p>
          </table:table-cell>
          <table:table-cell table:style-name="ce2" office:value-type="float" office:value="0.6669" calcext:value-type="float">
            <text:p>0.666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26:45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man is practising his golf swing on the green front lawn of a brick house, pixel art style</text:p>
          </table:table-cell>
          <table:table-cell office:value-type="float" office:value="0.3107" calcext:value-type="float">
            <text:p>0.3107</text:p>
          </table:table-cell>
          <table:table-cell office:value-type="float" office:value="18.5202" calcext:value-type="float">
            <text:p>18.5202</text:p>
          </table:table-cell>
          <table:table-cell office:value-type="float" office:value="0.9261" calcext:value-type="float">
            <text:p>0.9261</text:p>
          </table:table-cell>
          <table:table-cell office:value-type="float" office:value="0.6828" calcext:value-type="float">
            <text:p>0.68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26:55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man is practising his golf swing on the green front lawn of a brick house, pixel art style</text:p>
          </table:table-cell>
          <table:table-cell office:value-type="float" office:value="0.3221" calcext:value-type="float">
            <text:p>0.3221</text:p>
          </table:table-cell>
          <table:table-cell office:value-type="float" office:value="18.8666" calcext:value-type="float">
            <text:p>18.8666</text:p>
          </table:table-cell>
          <table:table-cell office:value-type="float" office:value="0.9649" calcext:value-type="float">
            <text:p>0.9649</text:p>
          </table:table-cell>
          <table:table-cell office:value-type="float" office:value="0.6742" calcext:value-type="float">
            <text:p>0.674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3T17:28:48.940926253</dc:date>
    <meta:editing-duration>PT1M31S</meta:editing-duration>
    <meta:editing-cycles>1</meta:editing-cycles>
    <meta:document-statistic meta:table-count="1" meta:cell-count="84" meta:object-count="0"/>
    <meta:generator>LibreOffice/7.3.7.2$Linux_X86_64 LibreOffice_project/30$Build-2</meta:generator>
  </office:meta>
</office:document-meta>
</file>